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10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カレータンタン麺　征虎　カレータンタン麺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豚キムチ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65.3" calcext:value-type="float">
            <text:p>65.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しょうゆ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68.3" calcext:value-type="float">
            <text:p>68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鶏白湯の神　濃厚鶏白湯麺</text:p>
          </table:table-cell>
          <table:table-cell office:value-type="string" calcext:value-type="string">
            <text:p>あり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10.5" calcext:value-type="float">
            <text:p>10.5</text:p>
          </table:table-cell>
          <table:table-cell office:value-type="float" office:value="23.2" calcext:value-type="float">
            <text:p>23.2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4.74" calcext:value-type="float">
            <text:p>4.74</text:p>
          </table:table-cell>
          <table:table-cell office:value-type="float" office:value="0.45" calcext:value-type="float">
            <text:p>0.45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東京荻窪　煮干中華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博多　背脂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19.9" calcext:value-type="float">
            <text:p>19.9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名古屋　台湾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仙台　辛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横浜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札幌　海老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42.6" calcext:value-type="float">
            <text:p>42.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尾道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6.2" calcext:value-type="float">
            <text:p>6.2</text:p>
          </table:table-cell>
          <table:table-cell office:value-type="float" office:value="13.3" calcext:value-type="float">
            <text:p>13.3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味好きのための　濃厚チーズカレー味ラー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60.8" calcext:value-type="float">
            <text:p>60.8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焼そばモッチッチ　ふわり鰹だし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63.1" calcext:value-type="float">
            <text:p>63.1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モッチッチ</text:p>
          </table:table-cell>
          <table:table-cell office:value-type="string" calcext:value-type="string">
            <text:p>なし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64.2" calcext:value-type="float">
            <text:p>64.2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ＰＲＥＭＩＵＭ　ぜんや 黄金色の塩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52.5" calcext:value-type="float">
            <text:p>52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野菜タン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73.9" calcext:value-type="float">
            <text:p>73.9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豚キムチ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68.6" calcext:value-type="float">
            <text:p>68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んテレ×スーパーカップ１．５倍　森本稀哲考案　海老だし塩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office:value-type="float" office:value="65.8" calcext:value-type="float">
            <text:p>65.8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飲み干す一杯　贅沢担担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2.9" calcext:value-type="float">
            <text:p>12.9</text:p>
          </table:table-cell>
          <table:table-cell office:value-type="float" office:value="27.9" calcext:value-type="float">
            <text:p>27.9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鬼辛焼そばＲＥＤ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17" calcext:value-type="float">
            <text:p>717</text:p>
          </table:table-cell>
          <table:table-cell office:value-type="float" office:value="13.3" calcext:value-type="float">
            <text:p>13.3</text:p>
          </table:table-cell>
          <table:table-cell office:value-type="float" office:value="28.9" calcext:value-type="float">
            <text:p>28.9</text:p>
          </table:table-cell>
          <table:table-cell office:value-type="float" office:value="100.9" calcext:value-type="float">
            <text:p>10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鴨だし中華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味噌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レーヌードル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シュリンプヌードル</text:p>
          </table:table-cell>
          <table:table-cell office:value-type="string" calcext:value-type="string">
            <text:p>あり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5.8" calcext:value-type="float">
            <text:p>35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リンガーハットの長崎ちゃんぽん　糖質オフ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44.3" calcext:value-type="float">
            <text:p>4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ＣｏＣｏ壱番屋監修カレーラーメン　糖質オフ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　豚骨しょうゆ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9.5" calcext:value-type="float">
            <text:p>9.5</text:p>
          </table:table-cell>
          <table:table-cell office:value-type="float" office:value="20.5" calcext:value-type="float">
            <text:p>20.5</text:p>
          </table:table-cell>
          <table:table-cell office:value-type="float" office:value="54.5" calcext:value-type="float">
            <text:p>54.5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30" calcext:value-type="float">
            <text:p>430</text:p>
          </table:table-cell>
          <table:table-cell office:value-type="float" office:value="9.7" calcext:value-type="float">
            <text:p>9.7</text:p>
          </table:table-cell>
          <table:table-cell office:value-type="float" office:value="17.9" calcext:value-type="float">
            <text:p>17.9</text:p>
          </table:table-cell>
          <table:table-cell office:value-type="float" office:value="57.5" calcext:value-type="float">
            <text:p>57.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いか天ふりかけ焼そば</text:p>
          </table:table-cell>
          <table:table-cell office:value-type="string" calcext:value-type="string">
            <text:p>なし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11.3" calcext:value-type="float">
            <text:p>11.3</text:p>
          </table:table-cell>
          <table:table-cell office:value-type="float" office:value="23.7" calcext:value-type="float">
            <text:p>23.7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トムヤムフォー</text:p>
          </table:table-cell>
          <table:table-cell office:value-type="string" calcext:value-type="string">
            <text:p>あり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鶏だしフォー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みそ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6.6" calcext:value-type="float">
            <text:p>6.6</text:p>
          </table:table-cell>
          <table:table-cell office:value-type="float" office:value="15.4" calcext:value-type="float">
            <text:p>15.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8.5" calcext:value-type="float">
            <text:p>8.5</text:p>
          </table:table-cell>
          <table:table-cell office:value-type="float" office:value="13.9" calcext:value-type="float">
            <text:p>13.9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54.4" calcext:value-type="float">
            <text:p>54.4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14.4" calcext:value-type="float">
            <text:p>14.4</text:p>
          </table:table-cell>
          <table:table-cell office:value-type="float" office:value="24.1" calcext:value-type="float">
            <text:p>24.1</text:p>
          </table:table-cell>
          <table:table-cell office:value-type="float" office:value="66.7" calcext:value-type="float">
            <text:p>66.7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79.9" calcext:value-type="float">
            <text:p>79.9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  <table:table-cell office:value-type="float" office:value="10.2" calcext:value-type="float">
            <text:p>10.2</text:p>
          </table:table-cell>
          <table:table-cell office:value-type="float" office:value="20.7" calcext:value-type="float">
            <text:p>20.7</text:p>
          </table:table-cell>
          <table:table-cell office:value-type="float" office:value="73.7" calcext:value-type="float">
            <text:p>73.7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もちもちラーメ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力うど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勝浦タンタンメ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塩タンメン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office:value-type="float" office:value="41.1" calcext:value-type="float">
            <text:p>41.1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ちゃんぽん</text:p>
          </table:table-cell>
          <table:table-cell office:value-type="string" calcext:value-type="string">
            <text:p>あり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office:value-type="float" office:value="8.8" calcext:value-type="float">
            <text:p>8.8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ワンタンメン　タンメン味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25.2" calcext:value-type="float">
            <text:p>25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ワンタンメンどんぶり　タンメン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36" calcext:value-type="float">
            <text:p>336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ピリ辛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  <table:table-cell office:value-type="float" office:value="33.9" calcext:value-type="float">
            <text:p>33.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6.5" calcext:value-type="float">
            <text:p>6.5</text:p>
          </table:table-cell>
          <table:table-cell office:value-type="float" office:value="7.2" calcext:value-type="float">
            <text:p>7.2</text:p>
          </table:table-cell>
          <table:table-cell office:value-type="float" office:value="33.5" calcext:value-type="float">
            <text:p>33.5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豚骨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36.7" calcext:value-type="float">
            <text:p>36.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味噌ラーメン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7.9" calcext:value-type="float">
            <text:p>37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ワンタン中華そば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3" calcext:value-type="float">
            <text:p>5.3</text:p>
          </table:table-cell>
          <table:table-cell office:value-type="float" office:value="9.3" calcext:value-type="float">
            <text:p>9.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柚子香るそうめん</text:p>
          </table:table-cell>
          <table:table-cell office:value-type="string" calcext:value-type="string">
            <text:p>あり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カレー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5.1" calcext:value-type="float">
            <text:p>5.1</text:p>
          </table:table-cell>
          <table:table-cell office:value-type="float" office:value="14.3" calcext:value-type="float">
            <text:p>14.3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小海老天そば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きつねうどん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1" calcext:value-type="float">
            <text:p>5.1</text:p>
          </table:table-cell>
          <table:table-cell office:value-type="float" office:value="8.9" calcext:value-type="float">
            <text:p>8.9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ＥＤＧＥ　濃厚たらこ味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2" calcext:value-type="float">
            <text:p>492</text:p>
          </table:table-cell>
          <table:table-cell office:value-type="float" office:value="10.3" calcext:value-type="float">
            <text:p>10.3</text:p>
          </table:table-cell>
          <table:table-cell office:value-type="float" office:value="19.9" calcext:value-type="float">
            <text:p>19.9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中華そば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.8" calcext:value-type="float">
            <text:p>3.8</text:p>
          </table:table-cell>
          <table:table-cell office:value-type="float" office:value="7.2" calcext:value-type="float">
            <text:p>7.2</text:p>
          </table:table-cell>
          <table:table-cell office:value-type="float" office:value="22.6" calcext:value-type="float">
            <text:p>22.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小海老天そば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1.4" calcext:value-type="float">
            <text:p>21.4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鶏炊きうどん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4.1" calcext:value-type="float">
            <text:p>4.1</text:p>
          </table:table-cell>
          <table:table-cell office:value-type="float" office:value="8.9" calcext:value-type="float">
            <text:p>8.9</text:p>
          </table:table-cell>
          <table:table-cell office:value-type="float" office:value="23.3" calcext:value-type="float">
            <text:p>2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(コンビニ限定）スーパーカップ１．５倍　ブタキムラーメン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10.1" calcext:value-type="float">
            <text:p>10.1</text:p>
          </table:table-cell>
          <table:table-cell office:value-type="float" office:value="18.7" calcext:value-type="float">
            <text:p>18.7</text:p>
          </table:table-cell>
          <table:table-cell office:value-type="float" office:value="70.9" calcext:value-type="float">
            <text:p>70.9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リンガーハットの長崎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5" calcext:value-type="float">
            <text:p>375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新潟麻婆麺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38.9" calcext:value-type="float">
            <text:p>38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妙高とん汁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うんめぇ　三条カレー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野菜ちゃんぽん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ミニ　ぜんや　ホタテだし塩ラーメン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吉　焼豚しょうゆ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43.7" calcext:value-type="float">
            <text:p>43.7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もやしみそラーメン</text:p>
          </table:table-cell>
          <table:table-cell office:value-type="string" calcext:value-type="string">
            <text:p>あり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4.5" calcext:value-type="float">
            <text:p>4.5</text:p>
          </table:table-cell>
          <table:table-cell office:value-type="float" office:value="7.1" calcext:value-type="float">
            <text:p>7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しょうゆ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9.9" calcext:value-type="float">
            <text:p>9.9</text:p>
          </table:table-cell>
          <table:table-cell office:value-type="float" office:value="18" calcext:value-type="float">
            <text:p>18</text:p>
          </table:table-cell>
          <table:table-cell office:value-type="float" office:value="63.9" calcext:value-type="float">
            <text:p>63.9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10.3" calcext:value-type="float">
            <text:p>10.3</text:p>
          </table:table-cell>
          <table:table-cell office:value-type="float" office:value="17.2" calcext:value-type="float">
            <text:p>17.2</text:p>
          </table:table-cell>
          <table:table-cell office:value-type="float" office:value="62.9" calcext:value-type="float">
            <text:p>62.9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55" calcext:value-type="float">
            <text:p>455</text:p>
          </table:table-cell>
          <table:table-cell office:value-type="float" office:value="10.1" calcext:value-type="float">
            <text:p>10.1</text:p>
          </table:table-cell>
          <table:table-cell office:value-type="float" office:value="18.6" calcext:value-type="float">
            <text:p>18.6</text:p>
          </table:table-cell>
          <table:table-cell office:value-type="float" office:value="61.9" calcext:value-type="float">
            <text:p>61.9</text:p>
          </table:table-cell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ごま味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10.1" calcext:value-type="float">
            <text:p>10.1</text:p>
          </table:table-cell>
          <table:table-cell office:value-type="float" office:value="18.9" calcext:value-type="float">
            <text:p>18.9</text:p>
          </table:table-cell>
          <table:table-cell office:value-type="float" office:value="61.5" calcext:value-type="float">
            <text:p>61.5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とんこつらーめ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6.6" calcext:value-type="float">
            <text:p>56.6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229" calcext:value-type="float">
            <text:p>229</text:p>
          </table:table-cell>
          <table:table-cell table:number-columns-repeated="1008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旨辛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41" calcext:value-type="float">
            <text:p>441</text:p>
          </table:table-cell>
          <table:table-cell office:value-type="float" office:value="9.6" calcext:value-type="float">
            <text:p>9.6</text:p>
          </table:table-cell>
          <table:table-cell office:value-type="float" office:value="177" calcext:value-type="float">
            <text:p>177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529" calcext:value-type="float">
            <text:p>529</text:p>
          </table:table-cell>
          <table:table-cell office:value-type="float" office:value="11.6" calcext:value-type="float">
            <text:p>11.6</text:p>
          </table:table-cell>
          <table:table-cell office:value-type="float" office:value="22" calcext:value-type="float">
            <text:p>22</text:p>
          </table:table-cell>
          <table:table-cell office:value-type="float" office:value="71.2" calcext:value-type="float">
            <text:p>71.2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62" calcext:value-type="float">
            <text:p>0.6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アラビヤン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72" calcext:value-type="float">
            <text:p>472</text:p>
          </table:table-cell>
          <table:table-cell office:value-type="float" office:value="9.8" calcext:value-type="float">
            <text:p>9.8</text:p>
          </table:table-cell>
          <table:table-cell office:value-type="float" office:value="18.9" calcext:value-type="float">
            <text:p>18.9</text:p>
          </table:table-cell>
          <table:table-cell office:value-type="float" office:value="65.7" calcext:value-type="float">
            <text:p>65.7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60.4" calcext:value-type="float">
            <text:p>60.4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どんぶり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12" calcext:value-type="float">
            <text:p>312</text:p>
          </table:table-cell>
          <table:table-cell office:value-type="float" office:value="5.9" calcext:value-type="float">
            <text:p>5.9</text:p>
          </table:table-cell>
          <table:table-cell office:value-type="float" office:value="11.8" calcext:value-type="float">
            <text:p>11.8</text:p>
          </table:table-cell>
          <table:table-cell office:value-type="float" office:value="45.5" calcext:value-type="float">
            <text:p>4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7.3" calcext:value-type="float">
            <text:p>7.3</text:p>
          </table:table-cell>
          <table:table-cell office:value-type="float" office:value="12.6" calcext:value-type="float">
            <text:p>12.6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float" office:value="6.7" calcext:value-type="float">
            <text:p>6.7</text:p>
          </table:table-cell>
          <table:table-cell office:value-type="float" office:value="13.9" calcext:value-type="float">
            <text:p>13.9</text:p>
          </table:table-cell>
          <table:table-cell office:value-type="float" office:value="46.5" calcext:value-type="float">
            <text:p>46.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醤油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45.9" calcext:value-type="float">
            <text:p>45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旨塩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6.8" calcext:value-type="float">
            <text:p>6.8</text:p>
          </table:table-cell>
          <table:table-cell office:value-type="float" office:value="14.8" calcext:value-type="float">
            <text:p>14.8</text:p>
          </table:table-cell>
          <table:table-cell office:value-type="float" office:value="46.9" calcext:value-type="float">
            <text:p>46.9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味噌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57" calcext:value-type="float">
            <text:p>357</text:p>
          </table:table-cell>
          <table:table-cell office:value-type="float" office:value="8.2" calcext:value-type="float">
            <text:p>8.2</text:p>
          </table:table-cell>
          <table:table-cell office:value-type="float" office:value="14.8" calcext:value-type="float">
            <text:p>14.8</text:p>
          </table:table-cell>
          <table:table-cell office:value-type="float" office:value="47.8" calcext:value-type="float">
            <text:p>47.8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豚骨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361" calcext:value-type="float">
            <text:p>361</text:p>
          </table:table-cell>
          <table:table-cell office:value-type="float" office:value="8.8" calcext:value-type="float">
            <text:p>8.8</text:p>
          </table:table-cell>
          <table:table-cell office:value-type="float" office:value="16.6" calcext:value-type="float">
            <text:p>16.6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カリーうどん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6.6" calcext:value-type="float">
            <text:p>6.6</text:p>
          </table:table-cell>
          <table:table-cell office:value-type="float" office:value="14.9" calcext:value-type="float">
            <text:p>14.9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海老天そば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41.4" calcext:value-type="float">
            <text:p>41.4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きつね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6.7" calcext:value-type="float">
            <text:p>6.7</text:p>
          </table:table-cell>
          <table:table-cell office:value-type="float" office:value="11.8" calcext:value-type="float">
            <text:p>11.8</text:p>
          </table:table-cell>
          <table:table-cell office:value-type="float" office:value="41.8" calcext:value-type="float">
            <text:p>41.8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純連　札幌濃厚みそ</text:p>
          </table:table-cell>
          <table:table-cell office:value-type="string" calcext:value-type="string">
            <text:p>あり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514" calcext:value-type="float">
            <text:p>514</text:p>
          </table:table-cell>
          <table:table-cell office:value-type="float" office:value="11.9" calcext:value-type="float">
            <text:p>11.9</text:p>
          </table:table-cell>
          <table:table-cell office:value-type="float" office:value="23" calcext:value-type="float">
            <text:p>23</text:p>
          </table:table-cell>
          <table:table-cell office:value-type="float" office:value="649" calcext:value-type="float">
            <text:p>649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桂花　熊本マー油豚骨</text:p>
          </table:table-cell>
          <table:table-cell office:value-type="string" calcext:value-type="string">
            <text:p>あり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17" calcext:value-type="float">
            <text:p>417</text:p>
          </table:table-cell>
          <table:table-cell office:value-type="float" office:value="10.5" calcext:value-type="float">
            <text:p>10.5</text:p>
          </table:table-cell>
          <table:table-cell office:value-type="float" office:value="13.6" calcext:value-type="float">
            <text:p>13.6</text:p>
          </table:table-cell>
          <table:table-cell office:value-type="float" office:value="63.2" calcext:value-type="float">
            <text:p>63.2</text:p>
          </table:table-cell>
          <table:table-cell office:value-type="float" office:value="2.3" calcext:value-type="float">
            <text:p>2.3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天下一品　京都濃厚鶏白湯</text:p>
          </table:table-cell>
          <table:table-cell office:value-type="string" calcext:value-type="string">
            <text:p>あり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17.7" calcext:value-type="float">
            <text:p>17.7</text:p>
          </table:table-cell>
          <table:table-cell office:value-type="float" office:value="68.1" calcext:value-type="float">
            <text:p>68.1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table:number-columns-repeated="1011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会津・喜多方　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7.3" calcext:value-type="float">
            <text:p>7.3</text:p>
          </table:table-cell>
          <table:table-cell office:value-type="float" office:value="13.7" calcext:value-type="float">
            <text:p>13.7</text:p>
          </table:table-cell>
          <table:table-cell office:value-type="float" office:value="42.7" calcext:value-type="float">
            <text:p>42.7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横浜家系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.1</text:p>
          </table:table-cell>
          <table:table-cell office:value-type="float" office:value="44.2" calcext:value-type="float">
            <text:p>44.2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237" calcext:value-type="float">
            <text:p>237</text:p>
          </table:table-cell>
          <table:table-cell table:number-columns-repeated="1008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44" calcext:value-type="float">
            <text:p>344</text:p>
          </table:table-cell>
          <table:table-cell office:value-type="float" office:value="7.2" calcext:value-type="float">
            <text:p>7.2</text:p>
          </table:table-cell>
          <table:table-cell office:value-type="float" office:value="15.5" calcext:value-type="float">
            <text:p>15.5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札幌　味噌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7.6" calcext:value-type="float">
            <text:p>7.6</text:p>
          </table:table-cell>
          <table:table-cell office:value-type="float" office:value="16.6" calcext:value-type="float">
            <text:p>16.6</text:p>
          </table:table-cell>
          <table:table-cell office:value-type="float" office:value="47.7" calcext:value-type="float">
            <text:p>47.7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浅草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491" calcext:value-type="float">
            <text:p>491</text:p>
          </table:table-cell>
          <table:table-cell office:value-type="float" office:value="8.3" calcext:value-type="float">
            <text:p>8.3</text:p>
          </table:table-cell>
          <table:table-cell office:value-type="float" office:value="23.3" calcext:value-type="float">
            <text:p>23.3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オタフクお好みソース味焼そば</text:p>
          </table:table-cell>
          <table:table-cell office:value-type="string" calcext:value-type="string">
            <text:p>なし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562</text:p>
          </table:table-cell>
          <table:table-cell office:value-type="float" office:value="8.6" calcext:value-type="float">
            <text:p>8.6</text:p>
          </table:table-cell>
          <table:table-cell office:value-type="float" office:value="24.7" calcext:value-type="float">
            <text:p>24.7</text:p>
          </table:table-cell>
          <table:table-cell office:value-type="float" office:value="76.3" calcext:value-type="float">
            <text:p>76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table:number-columns-repeated="1009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カルビ味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0.1" calcext:value-type="float">
            <text:p>10.1</text:p>
          </table:table-cell>
          <table:table-cell office:value-type="float" office:value="29.1" calcext:value-type="float">
            <text:p>29.1</text:p>
          </table:table-cell>
          <table:table-cell office:value-type="float" office:value="62.7" calcext:value-type="float">
            <text:p>62.7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ミニどんぶり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6.1" calcext:value-type="float">
            <text:p>6.1</text:p>
          </table:table-cell>
          <table:table-cell office:value-type="float" office:value="27.2" calcext:value-type="float">
            <text:p>27.2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ミニどんぶり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6.2" calcext:value-type="float">
            <text:p>6.2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3.6" calcext:value-type="float">
            <text:p>3.6</text:p>
          </table:table-cell>
          <table:table-cell office:value-type="float" office:value="7.1" calcext:value-type="float">
            <text:p>7.1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しょうゆ味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4.6" calcext:value-type="float">
            <text:p>24.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03" calcext:value-type="float">
            <text:p>403</text:p>
          </table:table-cell>
          <table:table-cell table:number-columns-repeated="1008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シーフード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23.6" calcext:value-type="float">
            <text:p>2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冷やし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5" calcext:value-type="float">
            <text:p>475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65.5" calcext:value-type="float">
            <text:p>65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　冷やし瀬戸内レモン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10.2" calcext:value-type="float">
            <text:p>10.2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　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6.9" calcext:value-type="float">
            <text:p>6.9</text:p>
          </table:table-cell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.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　瀬戸内レモン味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04" calcext:value-type="float">
            <text:p>304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ののくら監修　謹製醤油中華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7.7" calcext:value-type="float">
            <text:p>7.7</text:p>
          </table:table-cell>
          <table:table-cell office:value-type="float" office:value="18.9" calcext:value-type="float">
            <text:p>18.9</text:p>
          </table:table-cell>
          <table:table-cell office:value-type="float" office:value="55.2" calcext:value-type="float">
            <text:p>55.2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スパイシーブラック醤油　タテビッグ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2" calcext:value-type="float">
            <text:p>392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49.6" calcext:value-type="float">
            <text:p>49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ゆず香る極鰹だし小海老天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ごま香る極鰹だし肉だしうどん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6.6" calcext:value-type="float">
            <text:p>6.6</text:p>
          </table:table-cell>
          <table:table-cell office:value-type="float" office:value="13.2" calcext:value-type="float">
            <text:p>13.2</text:p>
          </table:table-cell>
          <table:table-cell office:value-type="float" office:value="39.3" calcext:value-type="float">
            <text:p>39.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ャンビャン麺風　西安式旨辛麺</text:p>
          </table:table-cell>
          <table:table-cell office:value-type="string" calcext:value-type="string">
            <text:p>なし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office:value-type="float" office:value="57.4" calcext:value-type="float">
            <text:p>57.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中華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野菜たっぷりタン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45.8" calcext:value-type="float">
            <text:p>45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8.3" calcext:value-type="float">
            <text:p>8.3</text:p>
          </table:table-cell>
          <table:table-cell office:value-type="float" office:value="15.2" calcext:value-type="float">
            <text:p>15.2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カレーうどん　甘口</text:p>
          </table:table-cell>
          <table:table-cell table:number-columns-repeated="1020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天ぷらそば</text:p>
          </table:table-cell>
          <table:table-cell table:number-columns-repeated="1020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醤油味</text:p>
          </table:table-cell>
          <table:table-cell table:number-columns-repeated="1020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味噌味</text:p>
          </table:table-cell>
          <table:table-cell table:number-columns-repeated="1020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味</text:p>
          </table:table-cell>
          <table:table-cell table:number-columns-repeated="1020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旨塩味</text:p>
          </table:table-cell>
          <table:table-cell table:number-columns-repeated="1020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醤油味</text:p>
          </table:table-cell>
          <table:table-cell table:number-columns-repeated="1020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中華そば　和風醤油味</text:p>
          </table:table-cell>
          <table:table-cell table:number-columns-repeated="1020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冷し中華</text:p>
          </table:table-cell>
          <table:table-cell table:number-columns-repeated="1020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ごまだれ冷し</text:p>
          </table:table-cell>
          <table:table-cell table:number-columns-repeated="1020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背脂濃厚醤油</text:p>
          </table:table-cell>
          <table:table-cell table:number-columns-repeated="1020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旨コク濃厚味噌</text:p>
          </table:table-cell>
          <table:table-cell table:number-columns-repeated="1020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にんにく旨豚醤油</text:p>
          </table:table-cell>
          <table:table-cell table:number-columns-repeated="1020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冷しラーメン</text:p>
          </table:table-cell>
          <table:table-cell table:number-columns-repeated="1020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中華そば</text:p>
          </table:table-cell>
          <table:table-cell table:number-columns-repeated="1020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みそラーメン</text:p>
          </table:table-cell>
          <table:table-cell table:number-columns-repeated="1020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しょうゆ味ラーメン</text:p>
          </table:table-cell>
          <table:table-cell table:number-columns-repeated="1020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みそ味ラーメン</text:p>
          </table:table-cell>
          <table:table-cell table:number-columns-repeated="1020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塩ラーメン</text:p>
          </table:table-cell>
          <table:table-cell table:number-columns-repeated="1020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赤みそラーメン</text:p>
          </table:table-cell>
          <table:table-cell table:number-columns-repeated="1020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スープカレーラーメン</text:p>
          </table:table-cell>
          <table:table-cell table:number-columns-repeated="1020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ょうゆ</text:p>
          </table:table-cell>
          <table:table-cell table:number-columns-repeated="1020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みそ</text:p>
          </table:table-cell>
          <table:table-cell table:number-columns-repeated="1020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お</text:p>
          </table:table-cell>
          <table:table-cell table:number-columns-repeated="1020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旨辛</text:p>
          </table:table-cell>
          <table:table-cell table:number-columns-repeated="1020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しょうゆ</text:p>
          </table:table-cell>
          <table:table-cell table:number-columns-repeated="1020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みそ</text:p>
          </table:table-cell>
          <table:table-cell table:number-columns-repeated="1020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煮干中華そば</text:p>
          </table:table-cell>
          <table:table-cell table:number-columns-repeated="1020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ょうゆ</text:p>
          </table:table-cell>
          <table:table-cell table:number-columns-repeated="1020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みそ</text:p>
          </table:table-cell>
          <table:table-cell table:number-columns-repeated="1020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お</text:p>
          </table:table-cell>
          <table:table-cell table:number-columns-repeated="1020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ハイラーメン</text:p>
          </table:table-cell>
          <table:table-cell table:number-columns-repeated="1020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ょうゆ</text:p>
          </table:table-cell>
          <table:table-cell table:number-columns-repeated="1020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みそ</text:p>
          </table:table-cell>
          <table:table-cell table:number-columns-repeated="1020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お</text:p>
          </table:table-cell>
          <table:table-cell table:number-columns-repeated="1020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焼そば</text:p>
          </table:table-cell>
          <table:table-cell table:number-columns-repeated="1020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</text:p>
          </table:table-cell>
          <table:table-cell table:number-columns-repeated="1020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やきっぺ</text:p>
          </table:table-cell>
          <table:table-cell table:number-columns-repeated="1020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table:number-columns-repeated="1020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5-29T15:34:38.281984894</dc:date>
    <meta:editing-duration>PT4H47M41S</meta:editing-duration>
    <meta:editing-cycles>20</meta:editing-cycles>
    <meta:generator>LibreOffice/7.1.1.2$MacOSX_X86_64 LibreOffice_project/fe0b08f4af1bacafe4c7ecc87ce55bb426164676</meta:generator>
    <dc:creator>Jaehyun Song</dc:creator>
    <meta:document-statistic meta:table-count="1" meta:cell-count="4045" meta:object-count="0"/>
  </office:meta>
</office:document-meta>
</file>